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fo:font-size="26pt" style:font-size-asian="26pt" style:font-size-complex="26pt"/>
    </style:style>
    <style:style style:name="P2" style:family="paragraph" style:parent-style-name="Standard">
      <style:text-properties officeooo:rsid="000cc6e4" officeooo:paragraph-rsid="000cc6e4"/>
    </style:style>
    <style:style style:name="P3" style:family="paragraph" style:parent-style-name="Standard">
      <style:paragraph-properties fo:text-align="center" style:justify-single-word="false"/>
      <style:text-properties officeooo:rsid="000cc6e4" officeooo:paragraph-rsid="000cc6e4"/>
    </style:style>
    <style:style style:name="P4" style:family="paragraph" style:parent-style-name="Standard">
      <style:text-properties officeooo:rsid="000d0d24" officeooo:paragraph-rsid="000cc6e4"/>
    </style:style>
    <style:style style:name="P5" style:family="paragraph" style:parent-style-name="Standard">
      <style:text-properties officeooo:rsid="000d0d24" officeooo:paragraph-rsid="000d0d24"/>
    </style:style>
    <style:style style:name="P6" style:family="paragraph" style:parent-style-name="Standard">
      <style:text-properties officeooo:rsid="000dfc0a" officeooo:paragraph-rsid="000dfc0a"/>
    </style:style>
    <style:style style:name="P7" style:family="paragraph" style:parent-style-name="Standard" style:list-style-name="L1">
      <style:text-properties officeooo:paragraph-rsid="000dfc0a"/>
    </style:style>
    <style:style style:name="P8" style:family="paragraph" style:parent-style-name="Standard">
      <style:text-properties officeooo:paragraph-rsid="000dfc0a"/>
    </style:style>
    <style:style style:name="P9" style:family="paragraph" style:parent-style-name="Standard">
      <style:text-properties officeooo:rsid="000fd41b" officeooo:paragraph-rsid="000dfc0a"/>
    </style:style>
    <style:style style:name="P10" style:family="paragraph" style:parent-style-name="Standard">
      <style:text-properties officeooo:rsid="000fd41b" officeooo:paragraph-rsid="000fd41b"/>
    </style:style>
    <style:style style:name="P11" style:family="paragraph" style:parent-style-name="Standard">
      <style:text-properties officeooo:paragraph-rsid="000fd41b"/>
    </style:style>
    <style:style style:name="P12" style:family="paragraph" style:parent-style-name="Standard">
      <style:text-properties officeooo:rsid="00100361" officeooo:paragraph-rsid="00100361"/>
    </style:style>
    <style:style style:name="P13" style:family="paragraph" style:parent-style-name="Standard">
      <style:text-properties officeooo:rsid="0011ddfb" officeooo:paragraph-rsid="0011ddfb"/>
    </style:style>
    <style:style style:name="P14" style:family="paragraph" style:parent-style-name="Standard">
      <style:text-properties officeooo:rsid="00139496" officeooo:paragraph-rsid="0011ddfb"/>
    </style:style>
    <style:style style:name="P15" style:family="paragraph" style:parent-style-name="Standard">
      <style:text-properties officeooo:rsid="00139496" officeooo:paragraph-rsid="00139496"/>
    </style:style>
    <style:style style:name="P16" style:family="paragraph" style:parent-style-name="Standard">
      <style:text-properties officeooo:rsid="0014a16f" officeooo:paragraph-rsid="0014a16f"/>
    </style:style>
    <style:style style:name="P17" style:family="paragraph" style:parent-style-name="Heading_20_3">
      <style:paragraph-properties fo:break-before="page"/>
    </style:style>
    <style:style style:name="T1" style:family="text">
      <style:text-properties officeooo:rsid="000d0d24"/>
    </style:style>
    <style:style style:name="T2" style:family="text">
      <style:text-properties style:text-position="sub 58%"/>
    </style:style>
    <style:style style:name="T3" style:family="text">
      <style:text-properties style:text-position="sub 58%" officeooo:rsid="000d0d24"/>
    </style:style>
    <style:style style:name="T4" style:family="text">
      <style:text-properties officeooo:rsid="000dfc0a"/>
    </style:style>
    <style:style style:name="T5" style:family="text">
      <style:text-properties officeooo:rsid="00100361"/>
    </style:style>
    <style:style style:name="T6" style:family="text">
      <style:text-properties officeooo:rsid="00139496"/>
    </style:style>
    <style:style style:name="T7" style:family="text">
      <style:text-properties fo:font-size="10pt" style:font-size-asian="10pt" style:font-size-complex="10pt"/>
    </style:style>
    <style:style style:name="T8"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dicate Interpretation of Adjoint <text:span text:style-name="T1">Paths</text:span></text:p>
      <text:p text:style-name="P3">by Sven Nilsen, 2020</text:p>
      <text:p text:style-name="P2"/>
      <text:p text:style-name="P4">When encoding functions as predicates<text:span text:style-name="T8"><text:reference-ref text:reference-format="text" text:ref-name="first-order logic">[1]</text:reference-ref></text:span>, it is common to use the following technique:</text:p>
      <text:p text:style-name="P4"/>
      <text:p text:style-name="P4"><text:tab/>p(A, B) : bool</text:p>
      <text:p text:style-name="P4"/>
      <text:p text:style-name="P5">Where `p` is the predicate, `A` is input and `B` is output.</text:p>
      <text:p text:style-name="P5"/>
      <text:p text:style-name="P5">A left adjoint<text:span text:style-name="T8"><text:reference-ref text:reference-format="text" text:ref-name="adjoint functors">[2]</text:reference-ref></text:span> `g<text:span text:style-name="T2">0</text:span>` and a right adjoint `g<text:span text:style-name="T2">1</text:span>` can be thought of as a relationship:</text:p>
      <text:p text:style-name="P5"/>
      <text:p text:style-name="P5"><text:tab/>∀ <text:span text:style-name="T4">A, B { </text:span>p(g<text:span text:style-name="T2">0</text:span>(A), B) = p(A, g<text:span text:style-name="T2">1</text:span>(B)) <text:span text:style-name="T4">}</text:span></text:p>
      <text:p text:style-name="P5"/>
      <text:p text:style-name="P6">This would mean that `p` as a function:</text:p>
      <text:p text:style-name="P6"/>
      <text:list xml:id="list3533856275009842877" text:style-name="L1">
        <text:list-header>
          <text:p text:style-name="P7"><text:span text:style-name="T4">p(g</text:span><text:span text:style-name="T3">0</text:span><text:span text:style-name="T1">(A)) = B<text:tab/><text:tab/>p(A) = g</text:span><text:span text:style-name="T3">1</text:span><text:span text:style-name="T1">(B)</text:span></text:p>
        </text:list-header>
      </text:list>
      <text:p text:style-name="P11"/>
      <text:p text:style-name="P10">In that sense, one can understand that `g<text:span text:style-name="T2">0</text:span>` and `g<text:span text:style-name="T2">1</text:span>` has an input/output relationship of `p`.</text:p>
      <text:p text:style-name="P8"/>
      <text:p text:style-name="P10">The difference is that an adjoint path<text:span text:style-name="T8"><text:reference-ref text:reference-format="text" text:ref-name="adjoint paths">[3]</text:reference-ref></text:span> generalizes over any type with equality:</text:p>
      <text:p text:style-name="P10"/>
      <text:p text:style-name="P10"><text:tab/>p(A, B) : T</text:p>
      <text:p text:style-name="P10"/>
      <text:p text:style-name="P10"><text:tab/>eq : T ⨯ T → bool</text:p>
      <text:p text:style-name="P10"/>
      <text:p text:style-name="P10">The predicate interpretation is <text:span text:style-name="T5">not meant to be taken literally, but to make it easier to understand why adjoint paths encodes relations that are similar to the input/output relationship of functions.</text:span></text:p>
      <text:p text:style-name="P9"/>
      <text:p text:style-name="P12">In some sense, using the same encoding, one can say that:</text:p>
      <text:p text:style-name="P12"/>
      <text:p text:style-name="P12"><text:tab/><text:span text:style-name="T1">p(A, g</text:span><text:span text:style-name="T3">1</text:span><text:span text:style-name="T1">(B))</text:span></text:p>
      <text:p text:style-name="P12"/>
      <text:p text:style-name="P12">Defines what `p` returns for `A`, given that `A = B`.</text:p>
      <text:p text:style-name="P12"/>
      <text:p text:style-name="P12">Similarly, one can say that:</text:p>
      <text:p text:style-name="P12"/>
      <text:p text:style-name="P12"><text:tab/><text:span text:style-name="T1">p(g</text:span><text:span text:style-name="T3">0</text:span><text:span text:style-name="T1">(A), B)</text:span></text:p>
      <text:p text:style-name="P12"/>
      <text:p text:style-name="P12">Defines what `p` must have as input for the output `B`, given that `A = B`.</text:p>
      <text:p text:style-name="P12"/>
      <text:p text:style-name="P13">This interpretation depends entirely on the choice of using the second argument as output.</text:p>
      <text:p text:style-name="P13">By choosing the first argument as output, the interpretation becomes the reverse.</text:p>
      <text:p text:style-name="P13"/>
      <text:p text:style-name="P13">However, no matter which encoding one chooses, the intuition of non-self-adjoint paths <text:span text:style-name="T6">overlaps the intuition of input/output of functions such that one side is thought of as the “input” and the other side as the “output”. This might not always be the case, but it could be a helpful interpretation sometimes.</text:span></text:p>
      <text:h text:style-name="P17" text:outline-level="3">References:</text:h>
      <text:p text:style-name="P14"/>
      <text:p text:style-name="P15"><text:reference-mark-start text:name="first-order logic"/>[1]<text:reference-mark-end text:name="first-order logic"/><text:tab/>“First-order logic”</text:p>
      <text:p text:style-name="P15"><text:tab/>Wikipedia</text:p>
      <text:p text:style-name="P15"><text:tab/><text:a xlink:type="simple" xlink:href="https://en.wikipedia.org/wiki/First-order_logic" text:style-name="Internet_20_link" text:visited-style-name="Visited_20_Internet_20_Link"><text:span text:style-name="T7">https://en.wikipedia.org/wiki/First-order_logic</text:span></text:a></text:p>
      <text:p text:style-name="P15"/>
      <text:p text:style-name="P15"><text:reference-mark-start text:name="adjoint functors"/>[2]<text:reference-mark-end text:name="adjoint functors"/><text:tab/>“Adjoint functors”</text:p>
      <text:p text:style-name="P15"><text:tab/>Wikipedia</text:p>
      <text:p text:style-name="P15"><text:tab/><text:a xlink:type="simple" xlink:href="https://en.wikipedia.org/wiki/Adjoint_functors" text:style-name="Internet_20_link" text:visited-style-name="Visited_20_Internet_20_Link"><text:span text:style-name="T7">https://en.wikipedia.org/wiki/Adjoint_functors</text:span></text:a></text:p>
      <text:p text:style-name="P15"/>
      <text:p text:style-name="P16"><text:reference-mark-start text:name="adjoint paths"/>[3]<text:reference-mark-end text:name="adjoint paths"/><text:tab/>“Adjoint Paths”</text:p>
      <text:p text:style-name="P16"><text:tab/>Adam Nemecek, Sven Nilsen, 2020</text:p>
      <text:p text:style-name="P16"><text:tab/><text:a xlink:type="simple" xlink:href="https://github.com/advancedresearch/path_semantics/blob/master/papers-wip/adjoint-paths.pdf" text:style-name="Internet_20_link" text:visited-style-name="Visited_20_Internet_20_Link"><text:span text:style-name="T7">https://github.com/advancedresearch/path_semantics/blob/master/papers-wip/adjoint-paths.pdf</text:span></text: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0T21:42:03.254371000</meta:creation-date>
    <dc:date>2020-08-31T12:17:28.950075000</dc:date>
    <meta:editing-duration>PT5M16S</meta:editing-duration>
    <meta:editing-cycles>1</meta:editing-cycles>
    <meta:document-statistic meta:table-count="0" meta:image-count="0" meta:object-count="0" meta:page-count="2" meta:paragraph-count="33" meta:word-count="294" meta:character-count="1844" meta:non-whitespace-character-count="1571"/>
    <meta:generator>LibreOffice/5.1.2.2$MacOSX_X86_64 LibreOffice_project/d3bf12ecb743fc0d20e0be0c58ca359301eb705f</meta:generator>
  </office:meta>
</office:document-meta>
</file>